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Consolas" svg:font-family="Consolas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3.3846in"/>
    </style:style>
    <style:style style:name="co3" style:family="table-column">
      <style:table-column-properties fo:break-before="auto" style:column-width="3.1417in"/>
    </style:style>
    <style:style style:name="co4" style:family="table-column">
      <style:table-column-properties fo:break-before="auto" style:column-width="3.3283in"/>
    </style:style>
    <style:style style:name="co5" style:family="table-column">
      <style:table-column-properties fo:break-before="auto" style:column-width="3.0756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9283in" fo:break-before="auto" style:use-optimal-row-height="true"/>
    </style:style>
    <style:style style:name="ro3" style:family="table-row">
      <style:table-row-properties style:row-height="0.3299in" fo:break-before="auto" style:use-optimal-row-height="true"/>
    </style:style>
    <style:style style:name="ro4" style:family="table-row">
      <style:table-row-properties style:row-height="0.3819in" fo:break-before="auto" style:use-optimal-row-height="true"/>
    </style:style>
    <style:style style:name="ro5" style:family="table-row">
      <style:table-row-properties style:row-height="0.5638in" fo:break-before="auto" style:use-optimal-row-height="true"/>
    </style:style>
    <style:style style:name="ro6" style:family="table-row">
      <style:table-row-properties style:row-height="2.3866in" fo:break-before="auto" style:use-optimal-row-height="true"/>
    </style:style>
    <style:style style:name="ro7" style:family="table-row">
      <style:table-row-properties style:row-height="1.111in" fo:break-before="auto" style:use-optimal-row-height="true"/>
    </style:style>
    <style:style style:name="ro8" style:family="table-row">
      <style:table-row-properties style:row-height="0.2189in" fo:break-before="auto" style:use-optimal-row-height="false"/>
    </style:style>
    <style:style style:name="ta1" style:family="table" style:master-page-name="PageStyle_5f_AWS">
      <style:table-properties table:display="true" style:writing-mode="lr-tb"/>
    </style:style>
    <style:style style:name="ce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non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none" fo:background-color="#f9f9f9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7" style:family="table-cell" style:parent-style-name="Excel_20_Built-in_20_Normal">
      <style:table-cell-properties fo:border-bottom="none" fo:background-color="#f9f9f9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Excel_20_Built-in_20_Normal">
      <style:table-cell-properties fo:background-color="#f9f9f9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999999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Excel_20_Built-in_20_Normal">
      <style:table-cell-properties fo:background-color="#f9f9f9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5" style:family="table-cell" style:parent-style-name="Excel_20_Built-in_20_Normal">
      <style:table-cell-properties fo:background-color="#f9f9f9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999999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333333" style:text-outline="false" style:text-line-through-styl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W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9" table:default-cell-style-name="Excel_20_Built-in_20_Normal"/>
        <table:table-row table:style-name="ro1">
          <table:table-cell table:style-name="ce1"/>
          <table:table-cell table:style-name="ce9"/>
          <table:table-cell table:style-name="ce17"/>
          <table:table-cell table:style-name="ce9" table:number-columns-repeated="2"/>
          <table:table-cell table:number-columns-repeated="1019"/>
        </table:table-row>
        <table:table-row table:style-name="ro1">
          <table:table-cell table:style-name="ce2"/>
          <table:table-cell/>
          <table:table-cell table:style-name="ce17"/>
          <table:table-cell table:number-columns-repeated="1021"/>
        </table:table-row>
        <table:table-row table:style-name="ro2">
          <table:table-cell table:style-name="ce3" office:value-type="string">
            <text:p>User</text:p>
          </table:table-cell>
          <table:table-cell table:style-name="ce10" office:value-type="string">
            <text:p>aws iam create-user \</text:p>
            <text:p>--user-name admin</text:p>
          </table:table-cell>
          <table:table-cell table:style-name="ce18" office:value-type="string">
            <text:p>aws iam attach-user-policy \</text:p>
            <text:p>--policy-arn arn:aws:iam::aws:policy/AdministratorAccess \</text:p>
            <text:p>--user-name admin</text:p>
          </table:table-cell>
          <table:table-cell table:style-name="ce10" table:number-columns-repeated="24"/>
          <table:table-cell table:number-columns-repeated="997"/>
        </table:table-row>
        <table:table-row table:style-name="ro3">
          <table:table-cell table:style-name="ce3" office:value-type="string">
            <text:p>Key</text:p>
          </table:table-cell>
          <table:table-cell table:style-name="ce11" office:value-type="string">
            <text:p>aws iam create-access-key \</text:p>
            <text:p>--user-name admin</text:p>
          </table:table-cell>
          <table:table-cell table:style-name="ce18"/>
          <table:table-cell table:style-name="ce10" table:number-columns-repeated="24"/>
          <table:table-cell table:number-columns-repeated="997"/>
        </table:table-row>
        <table:table-row table:style-name="ro4">
          <table:table-cell table:style-name="ce1" office:value-type="string">
            <text:p>EC2 key pair</text:p>
          </table:table-cell>
          <table:table-cell table:style-name="ce9" office:value-type="string">
            <text:p>aws ec2 create-key-pair \</text:p>
            <text:p>--key-name CLIinstance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2"/>
          <table:table-cell/>
          <table:table-cell table:style-name="ce17"/>
          <table:table-cell table:number-columns-repeated="1021"/>
        </table:table-row>
        <table:table-row table:style-name="ro1">
          <table:table-cell table:style-name="ce1" office:value-type="string">
            <text:p>S3</text:p>
          </table:table-cell>
          <table:table-cell table:style-name="ce9" office:value-type="string">
            <text:p>aws s3 mb s3://atymhw3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2"/>
          <table:table-cell/>
          <table:table-cell table:style-name="ce17"/>
          <table:table-cell table:number-columns-repeated="1021"/>
        </table:table-row>
        <table:table-row table:style-name="ro5">
          <table:table-cell table:style-name="ce4" office:value-type="string">
            <text:p>Profile &amp; role</text:p>
          </table:table-cell>
          <table:table-cell table:style-name="ce12" office:value-type="string">
            <text:p>aws iam create-instance-profile \</text:p>
            <text:p>--instance-profile-name webserver</text:p>
          </table:table-cell>
          <table:table-cell table:style-name="ce12" office:value-type="string">
            <text:p>aws iam add-role-to-instance-profile \</text:p>
            <text:p>--role-name EC2accessS3 \</text:p>
            <text:p>--instance-profile-name webserver</text:p>
          </table:table-cell>
          <table:table-cell table:style-name="ce12" table:number-columns-repeated="24"/>
          <table:table-cell table:number-columns-repeated="997"/>
        </table:table-row>
        <table:table-row table:style-name="ro1" table:number-rows-repeated="2">
          <table:table-cell table:style-name="ce2"/>
          <table:table-cell/>
          <table:table-cell table:style-name="ce17"/>
          <table:table-cell table:number-columns-repeated="1021"/>
        </table:table-row>
        <table:table-row table:style-name="ro2">
          <table:table-cell table:style-name="ce3" office:value-type="string">
            <text:p>SG</text:p>
          </table:table-cell>
          <table:table-cell table:style-name="ce10" office:value-type="string">
            <text:p>aws ec2 create-security-group \</text:p>
            <text:p>--group-name nginx-sg \</text:p>
            <text:p>--description "22, 80, 443" \</text:p>
            <text:p>--vpc-id vpc-0426cfe90487a8f9a</text:p>
          </table:table-cell>
          <table:table-cell table:style-name="ce18" office:value-type="string">
            <text:p>aws ec2 authorize-security-group-ingress \</text:p>
            <text:p>--group-name nginx-sg \</text:p>
            <text:p>--protocol tcp \</text:p>
            <text:p>--cidr 0.0.0.0/0 \</text:p>
            <text:p>--port 22</text:p>
          </table:table-cell>
          <table:table-cell table:style-name="ce10" office:value-type="string">
            <text:p>aws ec2 authorize-security-group-ingress \</text:p>
            <text:p>--group-name nginx-sg \</text:p>
            <text:p>--protocol tcp \</text:p>
            <text:p>--cidr 0.0.0.0/0 \</text:p>
            <text:p>--port 80</text:p>
          </table:table-cell>
          <table:table-cell table:style-name="ce10" office:value-type="string">
            <text:p>aws ec2 authorize-security-group-ingress \</text:p>
            <text:p>--group-name nginx-sg \</text:p>
            <text:p>--protocol tcp \</text:p>
            <text:p>--cidr 0.0.0.0/0 \</text:p>
            <text:p>--port 443</text:p>
          </table:table-cell>
          <table:table-cell table:style-name="ce10" table:number-columns-repeated="22"/>
          <table:table-cell table:number-columns-repeated="997"/>
        </table:table-row>
        <table:table-row table:style-name="ro4">
          <table:table-cell table:style-name="ce5"/>
          <table:table-cell table:style-name="ce13" office:value-type="string">
            <text:p>aws ec2 describe-security-groups \</text:p>
            <text:p>--group-names nginx-sg</text:p>
          </table:table-cell>
          <table:table-cell table:style-name="ce19" office:value-type="string">
            <text:p>aws ec2 describe-subnets</text:p>
          </table:table-cell>
          <table:table-cell table:style-name="ce20" table:number-columns-repeated="24"/>
          <table:table-cell table:number-columns-repeated="997"/>
        </table:table-row>
        <table:table-row table:style-name="ro6">
          <table:table-cell table:style-name="ce4" office:value-type="string">
            <text:p>EC2 instances</text:p>
          </table:table-cell>
          <table:table-cell table:style-name="ce12" office:value-type="string">
            <text:p>aws ec2 run-instances \</text:p>
            <text:p>--image-id ami-05f7491af5eef733a \</text:p>
            <text:p>--count 1 \</text:p>
            <text:p>--instance-type t2.micro \</text:p>
            <text:p>--key-name CLIinstance \</text:p>
            <text:p>--security-group-ids sg-0142c002ab5fb85ba \</text:p>
            <text:p>--subnet-id subnet-019810ae0622e6db0 \</text:p>
            <text:p>--tag-specifications 'ResourceType=instance,Tags=[{Key=Name,Value=nginx1}]' \</text:p>
            <text:p>--iam-instance-profile Name=webserver \</text:p>
            <text:p>--user-data file://nginx</text:p>
          </table:table-cell>
          <table:table-cell table:style-name="ce12" office:value-type="string">
            <text:p>aws ec2 run-instances \</text:p>
            <text:p>--image-id ami-05f7491af5eef733a \</text:p>
            <text:p>--count 1 \</text:p>
            <text:p>--instance-type t2.micro \</text:p>
            <text:p>--key-name CLIinstance \</text:p>
            <text:p>--security-group-ids sg-0142c002ab5fb85ba \</text:p>
            <text:p>--subnet-id subnet-019810ae0622e6db0 \</text:p>
            <text:p>--tag-specifications 'ResourceType=instance,Tags=[{Key=Name,Value=nginx2}]' \</text:p>
            <text:p>--iam-instance-profile Name=webserver \</text:p>
            <text:p>--user-data file://nginx</text:p>
          </table:table-cell>
          <table:table-cell table:style-name="ce12" office:value-type="string">
            <text:p>aws ec2 run-instances \</text:p>
            <text:p>--image-id ami-05f7491af5eef733a \</text:p>
            <text:p>--count 1 \</text:p>
            <text:p>--instance-type t2.micro \</text:p>
            <text:p>--key-name CLIinstance \</text:p>
            <text:p>--security-group-ids sg-0142c002ab5fb85ba \</text:p>
            <text:p>--subnet-id subnet-019810ae0622e6db0 \</text:p>
            <text:p>--tag-specifications 'ResourceType=instance,Tags=[{Key=Name,Value=phpmyadmin}]' \</text:p>
            <text:p>--iam-instance-profile Name=webserver \</text:p>
            <text:p>--user-data file://phpmyadmin</text:p>
          </table:table-cell>
          <table:table-cell table:style-name="ce18" table:number-columns-repeated="23"/>
          <table:table-cell table:number-columns-repeated="997"/>
        </table:table-row>
        <table:table-row table:style-name="ro1">
          <table:table-cell table:style-name="ce2"/>
          <table:table-cell/>
          <table:table-cell table:style-name="ce17"/>
          <table:table-cell table:number-columns-repeated="1021"/>
        </table:table-row>
        <table:table-row table:style-name="ro7">
          <table:table-cell table:style-name="ce4" office:value-type="string">
            <text:p>Role</text:p>
          </table:table-cell>
          <table:table-cell table:style-name="ce12"/>
          <table:table-cell table:style-name="ce12" office:value-type="string">
            <text:p>aws iam attach-role-policy \</text:p>
            <text:p>--policy-arn arn:aws:iam::aws:policy/AmazonS3FullAccess\</text:p>
            <text:p>--role-name EC2accessS3</text:p>
            <text:p/>
          </table:table-cell>
          <table:table-cell table:style-name="ce12" table:number-columns-repeated="24"/>
          <table:table-cell table:number-columns-repeated="997"/>
        </table:table-row>
        <table:table-row table:style-name="ro1">
          <table:table-cell table:style-name="ce1"/>
          <table:table-cell/>
          <table:table-cell table:style-name="ce17"/>
          <table:table-cell table:style-name="ce21"/>
          <table:table-cell table:number-columns-repeated="1020"/>
        </table:table-row>
        <table:table-row table:style-name="ro1" table:number-rows-repeated="2">
          <table:table-cell table:style-name="ce1"/>
          <table:table-cell table:style-name="ce9"/>
          <table:table-cell table:style-name="ce17"/>
          <table:table-cell table:number-columns-repeated="1021"/>
        </table:table-row>
        <table:table-row table:style-name="ro4">
          <table:table-cell table:style-name="ce1"/>
          <table:table-cell table:style-name="ce9" office:value-type="string">
            <text:p>aws ec2 create-vpc \</text:p>
            <text:p><text:s text:c="4"/>--cidr-block 10.0.0.0/24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14"/>
          <table:table-cell table:style-name="ce17"/>
          <table:table-cell table:number-columns-repeated="1021"/>
        </table:table-row>
        <table:table-row table:style-name="ro1">
          <table:table-cell table:style-name="ce1"/>
          <table:table-cell table:style-name="ce9" office:value-type="string">
            <text:p>aws ec2 run-instances --image-id ami-05f7491af5eef733a --count 1 --instance-type t2.micro --key-name CLIinstance 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2"/>
          <table:table-cell/>
          <table:table-cell table:style-name="ce17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aws s3 mb s3://bucket-name</text:p>
          </table:table-cell>
          <table:table-cell table:style-name="ce17"/>
          <table:table-cell table:number-columns-repeated="1021"/>
        </table:table-row>
        <table:table-row table:style-name="ro1" table:number-rows-repeated="4">
          <table:table-cell table:style-name="ce2"/>
          <table:table-cell/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./aws-nuke --config aws-nuke.yml --no-dry-run</text:p>
          </table:table-cell>
          <table:table-cell table:style-name="ce17"/>
          <table:table-cell table:number-columns-repeated="1021"/>
        </table:table-row>
        <table:table-row table:style-name="ro1" table:number-rows-repeated="986">
          <table:table-cell table:style-name="ce2"/>
          <table:table-cell/>
          <table:table-cell table:style-name="ce17"/>
          <table:table-cell table:number-columns-repeated="1021"/>
        </table:table-row>
        <table:table-row table:style-name="ro8" table:number-rows-repeated="1047560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Consolas" svg:font-family="Consolas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>
      <number:number number:min-integer-digits="1"/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>
      <number:number number:decimal-places="0" number:min-integer-digits="1" number:grouping="true"/>
      <number:text> </number:text>
    </number:number-style>
    <number:number-style style:name="N8123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3P2" style:volatile="true" number:language="en">
      <number:text> - </number:text>
    </number:number-style>
    <number:text-style style:name="N8123" number:language="en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>
      <number:number number:decimal-places="2" number:min-integer-digits="1" number:grouping="true"/>
      <number:text> </number:text>
    </number:number-style>
    <number:number-style style:name="N8127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>
      <number:text> -</number:text>
      <number:number number:decimal-places="0" number:min-integer-digits="0"/>
      <number:text> </number:text>
    </number:number-style>
    <number:text-style style:name="N8127" number:language="en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time-style style:name="N8128" number:language="en">
      <number:minutes number:style="long"/>
      <number:text>:</number:text>
      <number:seconds number:style="long"/>
    </number:time-style>
    <number:time-style style:name="N8129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0" number:language="en">
      <number:minutes number:style="long"/>
      <number:text>:</number:text>
      <number:seconds number:style="long" number:decimal-places="1"/>
    </number:time-style>
    <number:number-style style:name="N8131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3:1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aw_20_linux" style:display-name="PageStyle_Raw linu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ber" style:display-name="PageStyle_Kub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MP_2b_PHPMyAdmin" style:display-name="PageStyle_LEMP+PHPMyAdm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WS" style:display-name="PageStyle_AW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03T23:13:42</dc:date>
    <meta:generator>OpenOffice/4.1.11$Win32 OpenOffice.org_project/4111m1$Build-9808</meta:generator>
    <meta:editing-duration>PT9S</meta:editing-duration>
    <meta:editing-cycles>1</meta:editing-cycles>
    <meta:document-statistic meta:table-count="1" meta:cell-count="29" meta:object-count="0"/>
  </office:meta>
</office:document-meta>
</file>